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3.4327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7744in" fo:break-before="auto" style:use-optimal-row-height="true"/>
    </style:style>
    <style:style style:name="ro5" style:family="table-row">
      <style:table-row-properties style:row-height="0.8563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10" office:value-type="string">
            <text:p>Ignore</text:p>
          </table:table-cell>
          <table:table-cell table:style-name="ce10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7" office:value-type="string">
            <text:p>A {plant structure presence} trait that is a {quality of} a {whole plant} that does not have any of some {plant structure}.</text:p>
          </table:table-cell>
          <table:table-cell table:style-name="ce7"/>
          <table:table-cell/>
          <table:table-cell table:style-name="ce11" office:value-type="string">
            <text:p>Y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7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7"/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vascular leaves absent</text:p>
          </table:table-cell>
          <table:table-cell office:value-type="string">
            <text:p>'vascular leaf presence'</text:p>
          </table:table-cell>
          <table:table-cell table:style-name="ce4" office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vascular leaf presence'; 'non-senescing leaves absent';&#10;'senescing leaves absent'">
            <text:p>'vascular leaf presence'; 'non-senescing leaves absent';<text:line-break/>'senescing leaves absent'</text:p>
          </table:table-cell>
          <table:table-cell table:style-name="ce7" office:value-type="string">
            <text:p>A {vascular leaf presence} trait that is a {quality of} a {whole plant} that does not have a {true leaf}.</text:p>
          </table:table-cell>
          <table:table-cell table:style-name="ce7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vascular leaf presence' AND 'has quality measurement' SOME (&#10;    'measurement datum' AND (&#10;        ('upper count' VALUE 0) OR ('upper percent' VALUE 0.0f)&#10;    )&#10;) ">
            <text:p>'vascular 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 'expanded not mature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 'expanded not mature leaves absent';&#10;'mature leaves absent'">
            <text:p>'non-senescing leaf presence'; 'expanding leaves absent'; 'expanded not mature leaves absent';<text:line-break/>'mature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7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 table:style-name="ce6" office:value-type="string">
            <text:p>'unfolding leaves absent'; 'unfolded expanding leaves absent'</text:p>
          </table:table-cell>
          <table:table-cell table:formula="of:=IF([.E7]=&quot;&quot;; [.D7]; CONCATENATE([.D7]; &quot;; &quot;; [.E7]))" office:value-type="string" office:string-value="'expanding leaf presence'; 'unfolding leaves absent'; 'unfolded expanding leaves absent'">
            <text:p>'expanding leaf presence'; 'unfolding leaves absent'; 'unfolded expanding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7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7</text:p>
          </table:table-cell>
          <table:table-cell office:value-type="string">
            <text:p>unfolding leaves absent</text:p>
          </table:table-cell>
          <table:table-cell table:style-name="ce4" office:value-type="string">
            <text:p>'unfolding leaf presence'</text:p>
          </table:table-cell>
          <table:table-cell table:style-name="ce4"/>
          <table:table-cell table:formula="of:=IF([.E8]=&quot;&quot;; [.D8]; CONCATENATE([.D8]; &quot;; &quot;; [.E8]))" office:value-type="string" office:string-value="'unfolding leaf presence'">
            <text:p>'unfolding leaf presence'</text:p>
          </table:table-cell>
          <table:table-cell table:style-name="ce7" office:value-type="string">
            <text:p>An {unfolding leaf presence} trait that is a {quality of} a {whole plant} that does not have a {true leaf} in the {vascular leaf unfolding stage}.</text:p>
          </table:table-cell>
          <table:table-cell table:style-name="ce7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ing leaf presence' AND 'has quality measurement' SOME (&#10;    'measurement datum' AND (&#10;        ('upper count' VALUE 0) OR ('upper percent' VALUE 0.0f)&#10;    )&#10;)">
            <text:p>'unfol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8</text:p>
          </table:table-cell>
          <table:table-cell office:value-type="string">
            <text:p>unfolded expanding leaves absent</text:p>
          </table:table-cell>
          <table:table-cell table:style-name="ce5" office:value-type="string">
            <text:p>'unfolded expanding leaf presence'</text:p>
          </table:table-cell>
          <table:table-cell table:style-name="ce4"/>
          <table:table-cell table:formula="of:=IF([.E9]=&quot;&quot;; [.D9]; CONCATENATE([.D9]; &quot;; &quot;; [.E9]))" office:value-type="string" office:string-value="'unfolded expanding leaf presence'">
            <text:p>'unfolded expanding leaf presence'</text:p>
          </table:table-cell>
          <table:table-cell table:style-name="ce7" office:value-type="string">
            <text:p>An {unfolded expanding leaf presence} trait that is a {quality of} a {whole plant} that does not have a {true leaf} in the {vascular leaf unfolded expanding stage}.</text:p>
          </table:table-cell>
          <table:table-cell table:style-name="ce7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expanding leaf presence' AND 'has quality measurement' SOME (&#10;    'measurement datum' AND (&#10;        ('upper count' VALUE 0) OR ('upper percent' VALUE 0.0f)&#10;    )&#10;)">
            <text:p>'unfolded 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9</text:p>
          </table:table-cell>
          <table:table-cell office:value-type="string">
            <text:p>expanded not mature leaves absent</text:p>
          </table:table-cell>
          <table:table-cell table:style-name="ce5" office:value-type="string">
            <text:p>'expanded not mature leaf presence'</text:p>
          </table:table-cell>
          <table:table-cell/>
          <table:table-cell table:formula="of:=IF([.E10]=&quot;&quot;; [.D10]; CONCATENATE([.D10]; &quot;; &quot;; [.E10]))" office:value-type="string" office:string-value="'expanded not mature leaf presence'">
            <text:p>'expanded not mature leaf presence'</text:p>
          </table:table-cell>
          <table:table-cell table:style-name="ce7" office:value-type="string">
            <text:p>An {expanded not mature leaf presence} trait that is a {quality of} a {whole plant} that does not have a {true leaf} in the {vascular leaf expanded not mature stage}.</text:p>
          </table:table-cell>
          <table:table-cell table:style-name="ce7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ed not mature leaf presence' AND 'has quality measurement' SOME (&#10;    'measurement datum' AND (&#10;        ('upper count' VALUE 0) OR ('upper percent' VALUE 0.0f)&#10;    )&#10;)">
            <text:p>'expanded not 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70</text:p>
          </table:table-cell>
          <table:table-cell office:value-type="string">
            <text:p>young leaves absent</text:p>
          </table:table-cell>
          <table:table-cell table:style-name="ce4" office:value-type="string">
            <text:p>'young leaf presence'</text:p>
          </table:table-cell>
          <table:table-cell table:style-name="ce6" office:value-type="string">
            <text:p>'unfolded expanding leaves absent'; 'expanded not mature leaves absent'</text:p>
          </table:table-cell>
          <table:table-cell table:formula="of:=IF([.E11]=&quot;&quot;; [.D11]; CONCATENATE([.D11]; &quot;; &quot;; [.E11]))" office:value-type="string" office:string-value="'young leaf presence'; 'unfolded expanding leaves absent'; 'expanded not mature leaves absent'">
            <text:p>'young leaf presence'; 'unfolded expanding leaves absent'; 'expanded not mature leaves absent'</text:p>
          </table:table-cell>
          <table:table-cell table:style-name="ce7" office:value-type="string">
            <text:p>A {mature leaf presence} trait that is a {quality of} a {whole plant} that does not have a {true leaf} in the {vascular leaf unfolded expanding stage} or {vascular leaf expanded not mature stage}.</text:p>
          </table:table-cell>
          <table:table-cell table:style-name="ce7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young leaf presence' AND 'has quality measurement' SOME (&#10;    'measurement datum' AND (&#10;        ('upper count' VALUE 0) OR ('upper percent' VALUE 0.0f)&#10;    )&#10;)">
            <text:p>'you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71</text:p>
          </table:table-cell>
          <table:table-cell office:value-type="string">
            <text:p>unfolded leaves absent</text:p>
          </table:table-cell>
          <table:table-cell table:style-name="ce4" office:value-type="string">
            <text:p>'unfolded leaf presence'</text:p>
          </table:table-cell>
          <table:table-cell table:style-name="ce4" office:value-type="string">
            <text:p>'unfolded expanding leaves absent'; 'expanded not mature leaves absent'; 'mature leaves absent'</text:p>
          </table:table-cell>
          <table:table-cell table:formula="of:=IF([.E12]=&quot;&quot;; [.D12]; CONCATENATE([.D12]; &quot;; &quot;; [.E12]))" office:value-type="string" office:string-value="'unfolded leaf presence'; 'unfolded expanding leaves absent'; 'expanded not mature leaves absent'; 'mature leaves absent'">
            <text:p>'unfolded leaf presence'; 'unfolded expanding leaves absent'; 'expanded not mature leaves absent'; 'mature leaves absent'</text:p>
          </table:table-cell>
          <table:table-cell table:style-name="ce7" office:value-type="string">
            <text:p>A {mature leaf presence} trait that is a {quality of} a {whole plant} that does not have a {true leaf} in the {vascular leaf unfolded expanding stage} or {vascular leaf post-expansion stage}.</text:p>
          </table:table-cell>
          <table:table-cell table:style-name="ce7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leaf presence' AND 'has quality measurement' SOME (&#10;    'measurement datum' AND (&#10;        ('upper count' VALUE 0) OR ('upper percent' VALUE 0.0f)&#10;    )&#10;)">
            <text:p>'unfold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13]=&quot;&quot;; [.D13]; CONCATENATE([.D13]; &quot;; &quot;; [.E13]))" office:value-type="string" office:string-value="'mature leaf presence'">
            <text:p>'mature leaf presence'</text:p>
          </table:table-cell>
          <table:table-cell table:style-name="ce7" office:value-type="string">
            <text:p>A {mature leaf presence} trait that is a {quality of} a {whole plant} that does not have a {true leaf} in the {vascular leaf mature stage}.</text:p>
          </table:table-cell>
          <table:table-cell table:style-name="ce7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ing leaves absent</text:p>
          </table:table-cell>
          <table:table-cell office:value-type="string">
            <text:p>'senescing leaf presence'</text:p>
          </table:table-cell>
          <table:table-cell/>
          <table:table-cell table:formula="of:=IF([.E14]=&quot;&quot;; [.D14]; CONCATENATE([.D14]; &quot;; &quot;; [.E14]))" office:value-type="string" office:string-value="'senescing leaf presence'">
            <text:p>'senescing leaf presence'</text:p>
          </table:table-cell>
          <table:table-cell table:style-name="ce7" office:value-type="string">
            <text:p>A {senescing leaf presence} trait that is a {quality of} a {whole plant} that does not have a {true leaf} in the {vascular leaf senescent stage}.</text:p>
          </table:table-cell>
          <table:table-cell table:style-name="ce7" table:formula="of:=CONCATENATE([.D14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>
            <text:p>'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5]=&quot;&quot;; [.D15]; CONCATENATE([.D15]; &quot;; &quot;; [.E15]))" office:value-type="string" office:string-value="'breaking bud presence'">
            <text:p>'breaking bud presence'</text:p>
          </table:table-cell>
          <table:table-cell table:style-name="ce7" office:value-type="string">
            <text:p>A {breaking bud presence} trait that is a {quality of} a {whole plant} that does not have a {vegetative bud} in the {bud burst stage}.</text:p>
          </table:table-cell>
          <table:table-cell table:style-name="ce7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6]=&quot;&quot;; [.D16]; CONCATENATE([.D16]; &quot;; &quot;; [.E16]))" office:value-type="string" office:string-value="'abscised leaf presence'">
            <text:p>'abscised leaf presence'</text:p>
          </table:table-cell>
          <table:table-cell table:style-name="ce7" office:value-type="string">
            <text:p>An {abscised leaf presence} trait that is a {quality of} a {whole plant} from which a {true leaf} has not been abscised.</text:p>
          </table:table-cell>
          <table:table-cell table:style-name="ce7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7]=&quot;&quot;; [.D17]; CONCATENATE([.D17]; &quot;; &quot;; [.E17]))" office:value-type="string" office:string-value="'new above-ground shoot-borne shoot system presence'">
            <text:p>'new above-ground shoot-borne shoot system presence'</text:p>
          </table:table-cell>
          <table:table-cell table:style-name="ce7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7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7"/>
          <table:table-cell table:number-columns-repeated="2"/>
        </table:table-row>
        <table:table-row table:style-name="ro3"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9]=&quot;&quot;; [.D19]; CONCATENATE([.D19]; &quot;; &quot;; [.E19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7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9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21]=&quot;&quot;; [.D21]; CONCATENATE([.D21]; &quot;; &quot;; [.E21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7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7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22]=&quot;&quot;; [.D22]; CONCATENATE([.D22]; &quot;; &quot;; [.E22]))" office:value-type="string" office:string-value="'flower head presence'">
            <text:p>'flower head presence'</text:p>
          </table:table-cell>
          <table:table-cell table:style-name="ce7" office:value-type="string">
            <text:p>A {flower head presence} trait that is a {quality of} a {whole plant} that does not have a {fresh inflorescence}.</text:p>
          </table:table-cell>
          <table:table-cell table:style-name="ce7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23]=&quot;&quot;; [.D23]; CONCATENATE([.D23]; &quot;; &quot;; [.E23]))" office:value-type="string" office:string-value="'open flower presence'; 'pollen-releasing flowers absent'">
            <text:p>'open flower presence'; 'pollen-releasing flowers absent'</text:p>
          </table:table-cell>
          <table:table-cell table:style-name="ce7" office:value-type="string">
            <text:p>An {open flower presence} trait that is a {quality of} a {whole plant} that does not have a {flower} in the {open flower stage}.</text:p>
          </table:table-cell>
          <table:table-cell table:style-name="ce7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24]=&quot;&quot;; [.D24]; CONCATENATE([.D24]; &quot;; &quot;; [.E24]))" office:value-type="string" office:string-value="'pollen-releasing flower presence'">
            <text:p>'pollen-releasing flower presence'</text:p>
          </table:table-cell>
          <table:table-cell table:style-name="ce7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table:style-name="ce4" office:value-type="string">
            <text:p>'ripening fruits absent'; 'ripe fruits absent'</text:p>
          </table:table-cell>
          <table:table-cell table:formula="of:=IF([.E25]=&quot;&quot;; [.D25]; CONCATENATE([.D25]; &quot;; &quot;; [.E25]))" office:value-type="string" office:string-value="'fruit presence'; 'ripening fruits absent'; 'ripe fruits absent'">
            <text:p>'fruit presence'; 'ripening fruits absent'; 'ripe fruits absent'</text:p>
          </table:table-cell>
          <table:table-cell table:style-name="ce7" office:value-type="string">
            <text:p>A {fruit presence} trait that is a {quality of} a {whole plant} that does not have a {fruit}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 table:style-name="ce6" office:value-type="string">
            <text:p>'ripe fruits absent'</text:p>
          </table:table-cell>
          <table:table-cell table:formula="of:=IF([.E26]=&quot;&quot;; [.D26]; CONCATENATE([.D26]; &quot;; &quot;; [.E26]))" office:value-type="string" office:string-value="'ripening fruit presence'; 'ripe fruits absent'">
            <text:p>'ripening fruit presence'; 'ripe fruits absent'</text:p>
          </table:table-cell>
          <table:table-cell table:style-name="ce7" office:value-type="string">
            <text:p>A {ripening fruit presence} trait that is a {quality of} a {whole plant} that does not have a {ripening fruit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6</text:p>
          </table:table-cell>
          <table:table-cell office:value-type="string">
            <text:p>ripe fruits absent</text:p>
          </table:table-cell>
          <table:table-cell table:style-name="ce4" office:value-type="string">
            <text:p>'ripe fruit presence'</text:p>
          </table:table-cell>
          <table:table-cell/>
          <table:table-cell table:formula="of:=IF([.E27]=&quot;&quot;; [.D27]; CONCATENATE([.D27]; &quot;; &quot;; [.E27]))" office:value-type="string" office:string-value="'ripe fruit presence'">
            <text:p>'ripe fruit presence'</text:p>
          </table:table-cell>
          <table:table-cell table:style-name="ce7" office:value-type="string">
            <text:p>A {ripe fruit presence} trait that is a {quality of} a {whole plant} that does not have a {ripe fruit}.</text:p>
          </table:table-cell>
          <table:table-cell table:style-name="ce7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>
            <text:p>'ripe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8]=&quot;&quot;; [.D28]; CONCATENATE([.D28]; &quot;; &quot;; [.E28]))" office:value-type="string" office:string-value="'abscised fruit or seed presence'">
            <text:p>'abscised fruit or seed presence'</text:p>
          </table:table-cell>
          <table:table-cell table:style-name="ce7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7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30]=&quot;&quot;; [.D30]; CONCATENATE([.D30]; &quot;; &quot;; [.E30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7" office:value-type="string">
            <text:p>A {cone presence} trait that is a {quality of} a {whole plant} that does not have a {strobilus}.</text:p>
          </table:table-cell>
          <table:table-cell table:style-name="ce9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31]=&quot;&quot;; [.D31]; CONCATENATE([.D31]; &quot;; &quot;; [.E31]))" office:value-type="string" office:string-value="'pollen cone presence'; 'open pollen cones absent'">
            <text:p>'pollen cone presence'; 'open pollen cones absent'</text:p>
          </table:table-cell>
          <table:table-cell table:style-name="ce7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9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32]=&quot;&quot;; [.D32]; CONCATENATE([.D32]; &quot;; &quot;; [.E32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7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9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33]=&quot;&quot;; [.D33]; CONCATENATE([.D33]; &quot;; &quot;; [.E33]))" office:value-type="string" office:string-value="'pollen-releasing pollen cone presence'">
            <text:p>'pollen-releasing pollen cone presence'</text:p>
          </table:table-cell>
          <table:table-cell table:style-name="ce7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9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34]=&quot;&quot;; [.D34]; CONCATENATE([.D34]; &quot;; &quot;; [.E34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7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9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35]=&quot;&quot;; [.D35]; CONCATENATE([.D35]; &quot;; &quot;; [.E35]))" office:value-type="string" office:string-value="'unripe seed cone presence'">
            <text:p>'unripe seed cone presence'</text:p>
          </table:table-cell>
          <table:table-cell table:style-name="ce7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9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6]=&quot;&quot;; [.D36]; CONCATENATE([.D36]; &quot;; &quot;; [.E36]))" office:value-type="string" office:string-value="'ripening seed cone presence'">
            <text:p>'ripening seed cone presence'</text:p>
          </table:table-cell>
          <table:table-cell table:style-name="ce7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9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7]=&quot;&quot;; [.D37]; CONCATENATE([.D37]; &quot;; &quot;; [.E37]))" office:value-type="string" office:string-value="'abscised cone or seed presence'">
            <text:p>'abscised cone or seed presence'</text:p>
          </table:table-cell>
          <table:table-cell table:style-name="ce9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9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9"/>
          <table:table-cell table:number-columns-repeated="2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2:2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2:21:29</dc:date>
    <dc:creator>Ramona Walls</dc:creator>
    <meta:editing-duration>P8DT33M58S</meta:editing-duration>
    <meta:editing-cycles>95</meta:editing-cycles>
    <meta:generator>OpenOffice/4.1.3$Unix OpenOffice.org_project/413m1$Build-9783</meta:generator>
    <meta:document-statistic meta:table-count="1" meta:cell-count="266" meta:object-count="0"/>
  </office:meta>
</office:document-meta>
</file>